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map style:condition="cell-content()=[$Arkusz1.$C$18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15"/>
        <table:table-column table:style-name="co3" table:number-columns-repeated="1015" table:default-cell-style-name="ce8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table:style-name="ce4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TreeTable</text:p>
          </table:table-cell>
          <table:table-cell office:value-type="string">
            <text:p>A column may display a tree like structure of the row axis items</text:p>
          </table:table-cell>
          <table:table-cell table:style-name="ce12" office:value-type="string">
            <text:p>0.3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 table:visibility="filter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 table:visibility="filter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 table:visibility="filter">
          <table:table-cell table:style-name="ce8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table:style-name="ce8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table:style-name="ce8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 table:visibility="filter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 table:visibility="filter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&gt;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+Zones</text:p>
          </table:table-cell>
          <table:table-cell table:style-name="Default" table:number-columns-repeated="1020"/>
        </table:table-row>
        <table:table-row table:style-name="ro2" table:visibility="filter">
          <table:table-cell table:style-name="ce10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 table:visibility="filter">
          <table:table-cell table:style-name="ce5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 table:visibility="filter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 table:visibility="filter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, date/time</text:p>
          </table:table-cell>
          <table:table-cell office:value-type="string">
            <text:p>Allow changing the value of a cell using standard SWT controls as pop-ups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4</text:p>
          </table:table-cell>
          <table:table-cell table:number-columns-repeated="1015"/>
        </table:table-row>
        <table:table-row table:style-name="ro1">
          <table:table-cell office:value-type="string">
            <text:p>Embedded native controls</text:p>
          </table:table-cell>
          <table:table-cell office:value-type="string">
            <text:p>Check buttons or other controls constantly embedded in the cell</text:p>
          </table:table-cell>
          <table:table-cell office:value-type="string">
            <text:p>0.2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02</text:p>
          </table:table-cell>
          <table:table-cell table:number-columns-repeated="1015"/>
        </table:table-row>
        <table:table-row table:style-name="ro1">
          <table:table-cell office:value-type="string">
            <text:p>Checkbox emulation</text:p>
          </table:table-cell>
          <table:table-cell office:value-type="string">
            <text:p>For bettern performance then lots of native controls. Support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3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1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Delete</text:p>
          </table:table-cell>
          <table:table-cell office:value-type="string">
            <text:p>Delete a cell value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49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86" table:display-filter-buttons="true">
          <table:filter>
            <table:filter-condition table:field-number="2" table:value="0.1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.06.2011</text:date>, <text:time>21:28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6-17T21:28:29.54</dc:date>
    <dc:creator>Jacek Kołodziejczyk</dc:creator>
    <meta:editing-duration>PT49H05M41S</meta:editing-duration>
    <meta:editing-cycles>41</meta:editing-cycles>
    <meta:document-statistic meta:table-count="1" meta:cell-count="341" meta:object-count="0"/>
  </office:meta>
</office:document-meta>
</file>